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21_12-32-49_000.jpg</text:p>
          </table:table-cell>
          <table:table-cell table:style-name="ce12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21_17-52-30_000.jpg</text:p>
          </table:table-cell>
          <table:table-cell table:style-name="ce12" office:value-type="string">
            <text:p>:m RES 1*1 / free# JVEMV6 76#_35:1 / 76. physics / w=~,topics=最小作用の原理,other=~,s=~,i=~,doc=r-6.1-1~1#3.2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RES 1*1 / free# JVEMV6 76#_35:1 / 76. physics / w=~,topics=最小作用の原理,other=~,s=~,i=~,doc=r-6.1-1~1#3.2">
            <text:p>:m RES 1*1 / free# JVEMV6 76#_35:1 / 76. physics / w=~,topics=最小作用の原理,other=~,s=~,i=~,doc=r-6.1-1~1#3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21_19-06-32_000.jpg</text:p>
          </table:table-cell>
          <table:table-cell table:style-name="ce12" office:value-type="string">
            <text:p>:m :篠笛,shinobue #*# / session-memo / s.1:todays-melody,i.f.=~,notes=4``-3``-4``-7`-4``-4`-7`,Re+,other=~ \\\ s.2:R=1~3 \\\ s.3:prac,for=shift:甲乙,Re+,key=h-4,notes=4`-7-4-3-4,R=~ \\\ s.4:prac,for=shift:甲乙,Re+,key=h-4,notes=4`-7`-4``,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篠笛,shinobue #*# / session-memo / s.1:todays-melody,i.f.=~,notes=4``-3``-4``-7`-4``-4`-7`,Re+,other=~ \\\ s.2:R=1~3 \\\ s.3:prac,for=shift:甲乙,Re+,key=h-4,notes=4`-7-4-3-4,R=~ \\\ s.4:prac,for=shift:甲乙,Re+,key=h-4,notes=4`-7`-4``,R=~">
            <text:p>:m :篠笛,shinobue #*# / session-memo / s.1:todays-melody,i.f.=~,notes=4``-3``-4``-7`-4``-4`-7`,Re+,other=~ \\\ s.2:R=1~3 \\\ s.3:prac,for=shift:甲乙,Re+,key=h-4,notes=4`-7-4-3-4,R=~ \\\ s.4:prac,for=shift:甲乙,Re+,key=h-4,notes=4`-7`-4``,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21_21-42-26_000.jpg</text:p>
          </table:table-cell>
          <table:table-cell table:style-name="ce12" office:value-type="string">
            <text:p>:m 食べた物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21_22-12-50_000.jpg</text:p>
          </table:table-cell>
          <table:table-cell table:style-name="ce12" office:value-type="string">
            <text:p>:PHOTO 記録 / PC画面 / デスクトップPC / for=操作の記録 / occation=画面の縦横サイズが変更されてしまった。直した。そのときの、操作 / other=ワイドスクリーン、写真</text:p>
          </table:table-cell>
          <table:table-cell table:style-name="ce20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PHOTO 記録 / PC画面 / デスクトップPC / for=操作の記録 / occation=画面の縦横サイズが変更されてしまった。直した。そのときの、操作 / other=ワイドスクリーン、写真">
            <text:p>:PHOTO 記録 / PC画面 / デスクトップPC / for=操作の記録 / occation=画面の縦横サイズが変更されてしまった。直した。そのときの、操作 / other=ワイドスクリーン、写真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1-21_18-24-01_000.mp4</text:p>
          </table:table-cell>
          <table:table-cell table:style-name="ce12" office:value-type="string">
            <text:p>:VIDEO / @自室 / 記録 / jap.flute / 演奏、play / R=1 / todays-melody,Re+,memo=~</text:p>
          </table:table-cell>
          <table:table-cell table:style-name="ce20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VIDEO / @自室 / 記録 / jap.flute / 演奏、play / R=1 / todays-melody,Re+,memo=~">
            <text:p>:VIDEO / @自室 / 記録 / jap.flute / 演奏、play / R=1 / todays-melody,Re+,memo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1-21_18-25-39_000.mp4</text:p>
          </table:table-cell>
          <table:table-cell table:style-name="ce12" office:value-type="string">
            <text:p>:VIDEO / @自室 / 記録 / jap.flute / 演奏、play / R=2 / todays-melody,Re+,memo=~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VIDEO / @自室 / 記録 / jap.flute / 演奏、play / R=2 / todays-melody,Re+,memo=~">
            <text:p>:VIDEO / @自室 / 記録 / jap.flute / 演奏、play / R=2 / todays-melody,Re+,memo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1-11-21_18-28-12_000.mp4</text:p>
          </table:table-cell>
          <table:table-cell table:style-name="ce12" office:value-type="string">
            <text:p>:VIDEO / @自室 / 記録 / jap.flute / 演奏、play / R=3 / todays-melody,Re+,memo=~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VIDEO / @自室 / 記録 / jap.flute / 演奏、play / R=3 / todays-melody,Re+,memo=~">
            <text:p>:VIDEO / @自室 / 記録 / jap.flute / 演奏、play / R=3 / todays-melody,Re+,memo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0]=&quot;&quot;;[.C10];CONCATENATE([.C10];&quot; / &quot;;[.E10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12]=&quot;&quot;;[.C12];CONCATENATE([.C12];&quot; / &quot;;[.E12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 table:formula="of:=[.F24]" office:value-type="string" office:string-value="N-35-35-28.752136 E-139-34-50.148925">
            <text:p>N-35-35-28.752136 E-139-34-50.148925</text:p>
          </table:table-cell>
          <table:table-cell table:style-name="ce5" office:value-type="string">
            <text:p>N-35-35-28.752136 E-139-34-50.148925</text:p>
          </table:table-cell>
          <table:table-cell table:style-name="ce40" table:formula="of:=IF([.E24]=&quot;&quot;;[.C24];CONCATENATE([.C24];&quot; / &quot;;[.E24]))" office:value-type="string" office:string-value=" / N-35-35-28.752136 E-139-34-50.148925">
            <text:p><text:s/>/ N-35-35-28.752136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 table:formula="of:=[.F25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5]=&quot;&quot;;[.C25];CONCATENATE([.C25];&quot; / &quot;;[.E25]))" office:value-type="string" office:string-value=" / N-35-38-30.617065 E-139-38-47.01416">
            <text:p><text:s/>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26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6]=&quot;&quot;;[.C26];CONCATENATE([.C26];&quot; / &quot;;[.E26]))" office:value-type="string" office:string-value=" / N-35-38-30.617065 E-139-38-47.01416">
            <text:p><text:s/>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27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7]=&quot;&quot;;[.C27];CONCATENATE([.C27];&quot; / &quot;;[.E27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 table:formula="of:=[.F28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8]=&quot;&quot;;[.C28];CONCATENATE([.C28];&quot; / &quot;;[.E28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9]=&quot;&quot;;[.C29];CONCATENATE([.C29];&quot; / &quot;;[.E29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8-21.731872 E-139-38-45.421142">
            <text:p>N-35-38-21.731872 E-139-38-45.421142</text:p>
          </table:table-cell>
          <table:table-cell table:style-name="ce5" office:value-type="string">
            <text:p>N-35-38-21.731872 E-139-38-45.421142</text:p>
          </table:table-cell>
          <table:table-cell table:style-name="ce40" table:formula="of:=IF([.E30]=&quot;&quot;;[.C30];CONCATENATE([.C30];&quot; / &quot;;[.E30]))" office:value-type="string" office:string-value=" / N-35-38-21.731872 E-139-38-45.421142">
            <text:p><text:s/>/ N-35-38-21.731872 E-139-38-45.42114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 office:value-type="string">
            <text:p>N-35-38-22.308654 E-139-38-45.311279</text:p>
          </table:table-cell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2]=&quot;&quot;;[.C32];CONCATENATE([.C32];&quot; / &quot;;[.E32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3]=&quot;&quot;;[.C33];CONCATENATE([.C33];&quot; / &quot;;[.E33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4]=&quot;&quot;;[.C34];CONCATENATE([.C34];&quot; / &quot;;[.E34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8-23.681945 E-139-38-46.68457">
            <text:p>N-35-38-23.681945 E-139-38-46.68457</text:p>
          </table:table-cell>
          <table:table-cell table:style-name="ce5" office:value-type="string">
            <text:p>N-35-38-23.681945 E-139-38-46.68457</text:p>
          </table:table-cell>
          <table:table-cell table:style-name="ce40" table:formula="of:=IF([.E35]=&quot;&quot;;[.C35];CONCATENATE([.C35];&quot; / &quot;;[.E35]))" office:value-type="string" office:string-value=" / N-35-38-23.681945 E-139-38-46.68457">
            <text:p><text:s/>/ N-35-38-23.681945 E-139-38-46.6845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 table:formula="of:=[.F36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6]=&quot;&quot;;[.C36];CONCATENATE([.C36];&quot; / &quot;;[.E36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7]=&quot;&quot;;[.C37];CONCATENATE([.C37];&quot; / &quot;;[.E37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 table:formula="of:=[.F38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8]=&quot;&quot;;[.C38];CONCATENATE([.C38];&quot; / &quot;;[.E38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 office:value-type="string">
            <text:p>N-35-35-28.601074 E-139-34-49.160156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573608 E-139-34-48.94042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62854 E-139-34-49.324951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 office:value-type="string">
            <text:p>N-35-35-28.601074 E-139-34-49.215087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587341 E-139-34-49.599609</text:p>
          </table:table-cell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:m :PHOTO 寝た時刻 / 2021 / オナニー、未了、duration=３０分ぐらい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1">2021/11/21</text:date>, <text:time>22:38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21T22:38:53.95</dc:date>
    <dc:creator>iwabuchi ken</dc:creator>
    <meta:editing-duration>P40DT9H13M18S</meta:editing-duration>
    <meta:editing-cycles>13849</meta:editing-cycles>
    <meta:document-statistic meta:table-count="1" meta:cell-count="448" meta:object-count="0"/>
  </office:meta>
</office:document-meta>
</file>